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50-2014</text:p>
      <text:p text:style-name="P44"><text:span text:style-name="T5">Maturín, </text:span><text:span text:style-name="Fuente_20_de_20_párrafo_20_predeter."><text:span text:style-name="T3">09</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SÃ©ptiembre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52-2014</text:span><text:span text:style-name="T14"> </text:span><text:span text:style-name="T8">DE FECHA 03-09-2014</text:span></text:p>
      <text:p text:style-name="P36"/>
      <text:p text:style-name="P29"><text:span text:style-name="T8">OBJETO: </text:span><text:span text:style-name="T9">ADQUISICIÓN DE MEDICAMENTOS Y EQUIPOS MÉDICOS PARA EL USO DEL ÁREA DE SERVICIOS MÉDICOS ADSCRITA A LA DIRECCIÓN DE RECURSOS HUMANOS DE ESTA CONTRALORIA.</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FARMACIA FARMAGRIN HOGAR,C.A<text:line-break/>- Oferta "B": FARMACIA MINNETONKA,C.A (LOCATEL PLAZA PIAR)<text:line-break/>- Oferta "C": MEGAFARMA, 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40</text:p>
          </table:table-cell>
          <table:table-cell table:style-name="Tabla4.A2" office:value-type="string">
            <text:p text:style-name="P40">10</text:p>
          </table:table-cell>
          <table:table-cell table:style-name="Tabla4.A2" office:value-type="string">
            <text:p text:style-name="P39">10</text:p>
          </table:table-cell>
          <table:table-cell table:style-name="Tabla4.E2" office:value-type="string">
            <text:p text:style-name="P43"><text:span text:style-name="T12">6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FARMACIA FARMAGRIN HOGAR,C.A</text:span></text:p>
          </table:table-cell>
          <table:table-cell table:style-name="Tabla3.A3" office:value-type="string">
            <text:p text:style-name="P49">Oferta mas Economica<text:line-break/><text:line-break/>Monto oferta "A"</text:p>
          </table:table-cell>
          <table:table-cell table:style-name="Tabla3.A3" office:value-type="string">
            <text:p text:style-name="P49">18.740,79<text:line-break/><text:line-break/><text:line-break/>18.740,79</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B": FARMACIA MINNETONKA,C.A (LOCATEL PLAZA PIAR)</text:span></text:p>
          </table:table-cell>
          <table:table-cell table:style-name="Tabla3.A3" office:value-type="string">
            <text:p text:style-name="P49">Oferta mas Economica<text:line-break/><text:line-break/>Monto oferta "B"</text:p>
          </table:table-cell>
          <table:table-cell table:style-name="Tabla3.A3" office:value-type="string">
            <text:p text:style-name="P49">18.740,79<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MEGAFARMA, C.A</text:span></text:p>
          </table:table-cell>
          <table:table-cell table:style-name="Tabla3.A3" office:value-type="string">
            <text:p text:style-name="P49">Oferta mas Economica<text:line-break/><text:line-break/>Monto oferta "C"</text:p>
          </table:table-cell>
          <table:table-cell table:style-name="Tabla3.A3" office:value-type="string">
            <text:p text:style-name="P49">18.740,79<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FARMACIA FARMAGRIN HOGAR,C.A</text:p>
          </table:table-cell>
          <table:table-cell table:style-name="Tabla1.A2" office:value-type="string">
            <text:p text:style-name="P42">60</text:p>
          </table:table-cell>
          <table:table-cell table:style-name="Tabla1.A2" office:value-type="string">
            <text:p text:style-name="P42">40,00</text:p>
          </table:table-cell>
          <table:table-cell table:style-name="Tabla1.A1" office:value-type="string">
            <text:p text:style-name="P3">100,00</text:p>
          </table:table-cell>
        </table:table-row>
        <table:table-row table:style-name="Tabla1.4">
          <table:table-cell table:style-name="Tabla1.A2" office:value-type="string">
            <text:p text:style-name="P2">"B"</text:p>
          </table:table-cell>
          <table:table-cell table:style-name="Tabla1.A2" office:value-type="string">
            <text:p text:style-name="P42">FARMACIA MINNETONKA,C.A (LOCATEL PLAZA PIAR)</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MEGAFARMA,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
      <text:p text:style-name="P35">* 0=No Presento</text:p>
      <text:p text:style-name="P12"/>
      <text:p text:style-name="P12"/>
      <text:p text:style-name="P12">CONCLUSIÓN:</text:p>
      <text:p text:style-name="P12"/>
      <text:p text:style-name="P14">Una vez efectuada la revisión y análisis de la documentación contenida en el expediente administrativo, a la luz de la normativa legal vigente, esta Dirección concluye que en el caso bajo análisis, la empresa participante FARMACIA FARMAGRIN HOGAR, C.A., cumple con las especificaciones técnicas establecidas en las invitaciones, ofreciendo calidad de servicio, tiempo de respuesta inmediato Que los recaudos exigidos para la calificación legal aún y cuando no tienen puntuación, fueron presentados a cabalidad. Se declara desierto el renglón nª 15 correspondiente a la Linterna de Luz de Halógeno pr no haber sido ofertado por la única participante.</text:p>
      <text:p text:style-name="P32"/>
      <text:p text:style-name="P27"/>
      <text:p text:style-name="P12">RECOMENDACIÓN:</text:p>
      <text:p text:style-name="P17">1.- En atención al estudio y análisis legal, técnico y financiero realizado a la oferta presentada por la empresa antes señalada, ésta Unidad Contratante determinó que la empresa FARMACIA FARMAGRIN HOGAR, C.A, califica como ganadora en el presente procedimiento de selección de contratistas, por el conocimiento como empresa responsable, con muy buena calidad de servicio; los aspectos antes indicados son la base que nos permite realizar la siguiente recomendación.<text:line-break/>2.- Se recomienda de conformidad con lo previsto en el artículo 87 de la Ley de Contrataciones Públicas; publicada en Gaceta Oficial de la República Bolivariana de Venezuela Nº 39.503 de fecha 06/09/2010, OTORGAR la adjudicación en el procedimiento administrativo N° CEM-PC-02-01-0052-2014 de Contratación Pública realizado bajo la modalidad de Consulta de Precio, para la Adquisición de Medicamentos y Equipos Médicos para el uso del Área de Servicios Médicos adscrita a la Dirección de Recursos Humanos de esta Contraloría, a la empresa FARMACIA FARMAGRIN HOGAR, C.A. Rif J-40051084-8 por un monto de BOLÍVARES DIECIOCHO MIL SETECIENTOS CUARENTA CON SETENTA Y NUEVE  CÉNTIMOS (Bs. 18.740,79) incluyendo el I.V.A., para que suministre 21 renglones de los 22 solicitados.</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RENA CAROLINA SALAS VÁSQUEZ</text:p>
            <text:p text:style-name="P24">JEFE DE LA DIVISIÓN DE ADMINISTRACIóN Y TESORERIA</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